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44pt" fo:font-weight="bold" officeooo:rsid="000d2855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2pt" fo:font-weight="normal" officeooo:rsid="000d2855" officeooo:paragraph-rsid="000d28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0dce4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0ef7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officeooo:rsid="000ef735" officeooo:paragraph-rsid="000ef7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normal" officeooo:rsid="000ef735" officeooo:paragraph-rsid="000fc3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fo:font-weight="normal" officeooo:rsid="000fc31f" officeooo:paragraph-rsid="000fc3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fo:font-weight="bold" officeooo:rsid="000ef735" officeooo:paragraph-rsid="000ef73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text-position="0% 100%" fo:font-size="12pt" fo:font-weight="normal" officeooo:rsid="000d2855" officeooo:paragraph-rsid="000dce4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text-position="0% 100%" fo:font-size="12pt" fo:font-weight="normal" officeooo:rsid="000dce40" officeooo:paragraph-rsid="000dce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text-position="0% 100%" fo:font-size="44pt" fo:font-weight="bold" officeooo:rsid="000d2855" officeooo:paragraph-rsid="000dce40" style:font-size-asian="44pt" style:font-weight-asian="bold" style:font-size-complex="4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text-position="0% 100%" fo:font-size="44pt" fo:font-weight="bold" officeooo:rsid="000d2855" officeooo:paragraph-rsid="000dce40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text-position="0% 100%" fo:font-size="12pt" fo:font-weight="normal" officeooo:rsid="000dce40" officeooo:paragraph-rsid="0019755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text-position="0% 100%" fo:font-size="12pt" fo:font-weight="normal" officeooo:rsid="0018b228" officeooo:paragraph-rsid="0018b22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0dce4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13294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170a3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0fc31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2pt" fo:font-weight="normal" officeooo:rsid="000dce40" officeooo:paragraph-rsid="0019755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2pt" fo:font-weight="normal" officeooo:rsid="000fc31f" officeooo:paragraph-rsid="000fc31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fo:font-weight="normal" officeooo:rsid="0013294d" officeooo:paragraph-rsid="0013294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2pt" fo:font-weight="normal" officeooo:rsid="000ef735" officeooo:paragraph-rsid="000ef73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2pt" fo:font-weight="normal" officeooo:rsid="00151cb2" officeooo:paragraph-rsid="00151c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fo:font-weight="normal" officeooo:rsid="00151cb2" officeooo:paragraph-rsid="00170a3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weight="normal" officeooo:rsid="00151cb2" officeooo:paragraph-rsid="0018b22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weight="normal" officeooo:rsid="00190773" officeooo:paragraph-rsid="0019077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weight="bold" officeooo:rsid="000dce40" officeooo:paragraph-rsid="000dce40" style:font-size-asian="10.5pt" style:font-weight-asian="bold" style:font-size-complex="12pt" style:font-weight-complex="bold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44pt" officeooo:rsid="000dce40" style:font-size-asian="38.5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294d" style:font-weight-asian="normal" style:font-weight-complex="normal"/>
    </style:style>
    <style:style style:name="T4" style:family="text">
      <style:text-properties officeooo:rsid="000ef735"/>
    </style:style>
    <style:style style:name="T5" style:family="text">
      <style:text-properties officeooo:rsid="000fc31f"/>
    </style:style>
    <style:style style:name="T6" style:family="text">
      <style:text-properties style:text-position="super 58%" officeooo:rsid="000fc31f"/>
    </style:style>
    <style:style style:name="T7" style:family="text">
      <style:text-properties officeooo:rsid="0013294d"/>
    </style:style>
    <style:style style:name="T8" style:family="text">
      <style:text-properties officeooo:rsid="00170a34"/>
    </style:style>
    <style:style style:name="T9" style:family="text">
      <style:text-properties officeooo:rsid="00190773"/>
    </style:style>
    <style:style style:name="T10" style:family="text">
      <style:text-properties officeooo:rsid="0019755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Contests!</text:p>
      <text:p text:style-name="P2">Daily | Weekly | Monthly | Yearly | Past Winners | Rules </text:p>
      <text:p text:style-name="P9">Daily <office:annotation><dc:creator>Unknown Author</dc:creator><dc:date>2018-11-05T10:46:15</dc:date><text:p text:style-name="P28"><text:span text:style-name="T11">Filter all contests page by daily/weekly/monthly/yearly According to the #{contest} </text:span></text:p></office:annotation> | Weekly | Monthly | Yearly <text:span text:style-name="T1">Contest</text:span></text:p>
      <text:p text:style-name="P11">Past Winners</text:p>
      <text:p text:style-name="P11">Rules </text:p>
      <text:p text:style-name="P27">For ALL : <text:s/><text:tab/><text:tab/><text:span text:style-name="T2">Begining and ending dates will be posted on </text:span><text:span text:style-name="T3">each contest. Dates will be issued at the beginning of each flyer.</text:span></text:p>
      <text:p text:style-name="P3"/>
      <text:p text:style-name="P3">For Daily:</text:p>
      <text:p text:style-name="P3"/>
      <text:p text:style-name="P3">For Weekly:</text:p>
      <text:p text:style-name="P3"/>
      <text:p text:style-name="P3">For Monthly:</text:p>
      <text:p text:style-name="P3"/>
      <text:p text:style-name="P3">For Yearly:</text:p>
      <text:p text:style-name="P3"/>
      <text:p text:style-name="P10"/>
      <text:p text:style-name="P5">README(creators): </text:p>
      <text:p text:style-name="P5">1. A good contest has a target audience. Keep this in mind<text:line-break/>2. Prizes should be clear! More prizes for the top entries lets people collaborate more for the prize.</text:p>
      <text:p text:style-name="P5">3. Endorse a sub culture. Whether it’s flatly your race, your city, your state’s team, your school, or a private group, it doesnt matter. Pick one your audience likes. Make them feel like a member of that crew.</text:p>
      <text:p text:style-name="P5">4. <text:span text:style-name="T5">User engagement/experience is important! Every opportunity to learn about the person should be revered.</text:span></text:p>
      <text:p text:style-name="P7">5. Incentivize and give them the motivation to share.</text:p>
      <text:p text:style-name="P7">6. Social media share buttons.</text:p>
      <text:p text:style-name="P18"/>
      <text:p text:style-name="P17">README (developers): contest(start, end, type, winner, <text:span text:style-name="T4">subLink, prize, socLink, flyerLink, physicalPlace(geocoordinates TBD), startTime, endTime, prizeRes, eventDesc,contact, image</text:span>)</text:p>
      <text:p text:style-name="P3">start – is the start date that the contest will be started on</text:p>
      <text:p text:style-name="P3">end – is the end date that the contest will be started on (formatt TBD)</text:p>
      <text:p text:style-name="P5">winner – is 0 until end date; // (TBD – create a seperate page that </text:p>
      <text:p text:style-name="P5">s<text:span text:style-name="T5">ubL</text:span>ink – submission link to the entrants </text:p>
      <text:p text:style-name="P6">prize – array with [text description <text:span text:style-name="T5">to 1</text:span><text:span text:style-name="T6">st</text:span><text:span text:style-name="T5"> </text:span>prize, link to <text:span text:style-name="T5">1</text:span><text:span text:style-name="T6">st </text:span>prize, <text:span text:style-name="T5">rank for 1</text:span><text:span text:style-name="T6">st </text:span><text:span text:style-name="T5">prize, ...(repeat for 2</text:span><text:span text:style-name="T6">nd</text:span><text:span text:style-name="T5"> 3</text:span><text:span text:style-name="T6">rd</text:span><text:span text:style-name="T5"> etc)</text:span>] // <text:span text:style-name="T5">It’s useful that there will always be x amount of information for a prize. </text:span></text:p>
      <text:p text:style-name="P7">socLink – array with [facebook, twitter, tumblr, patreon, etc] links</text:p>
      <text:p text:style-name="P25">flyerLink would be the link to the flyer pdf file</text:p>
      <text:p text:style-name="P25">physicalPlace will be an array that has one of the following [longitude,latitude] or [city, state, zip, address, floor, suite, locationInstruction]</text:p>
      <text:p text:style-name="P25"><text:span text:style-name="T7">startTime – </text:span>time that submissions will be submitted in format TBD</text:p>
      <text:p text:style-name="P25"><text:span text:style-name="T7">endTime - </text:span>time that submissions will be evaluated in format TBD</text:p>
      <text:p text:style-name="P25">prizeRes – the time the announcements will be made of winners in format TBD</text:p>
      <text:p text:style-name="P25"><text:span text:style-name="T7">eventDes – </text:span>Text description of the event and any keywords to your audience. Include directions and any other personal communication you want your base and the entrants to know. </text:p>
      <text:p text:style-name="P25"><text:span text:style-name="T7">contact – </text:span>array [name, number, address, email, <text:s/>] The person to go to for all inquiries (dont be intimidated and think you have to quit your job to hold a contest!)</text:p>
      <text:p text:style-name="P25"><text:span text:style-name="T7">image – </text:span>A relevant image for your <text:span text:style-name="T8">contest that connects to your base. </text:span></text:p>
      <text:p text:style-name="P25"/>
      <text:p text:style-name="P3">open=true/false;</text:p>
      <text:p text:style-name="P3">type=1,2,3 ; //(to designate whether it is daily weekly, monthly, yearly<text:span text:style-name="T8">)</text:span></text:p>
      <text:p text:style-name="P24"/>
      <text:p text:style-name="P3"/>
      <text:p text:style-name="P3">is the contest open or closed?</text:p>
      <text:p text:style-name="P3">Def running(){</text:p>
      <text:p text:style-name="P3">(open)?(end-start&lt;0):(start-end&gt;0)</text:p>
      <text:p text:style-name="P3">}</text:p>
      <text:p text:style-name="P3"/>
      <text:p text:style-name="P8">TBD (functions and questions)</text:p>
      <text:p text:style-name="P26">CRUD functions for the database.</text:p>
      <text:p text:style-name="P3">//what is the time to expiry?</text:p>
      <text:p text:style-name="P3">Def expiration(){</text:p>
      <text:p text:style-name="P3">}</text:p>
      <text:p text:style-name="P4"><text:soft-page-break/><text:line-break/><text:span text:style-name="T4">a function that sees if the prize is a live weblink or returns a 404. if it returns a 404 only display the text description, if it doesnt, display the link.</text:span></text:p>
      <text:p text:style-name="P7">Def liveLink(){</text:p>
      <text:p text:style-name="P7">}</text:p>
      <text:p text:style-name="P7"/>
      <text:p text:style-name="P7"/>
      <text:p text:style-name="P14">Flyers and description page will be built upon <text:span text:style-name="T9">request. Build it like a proposal.</text:span></text:p>
      <text:p text:style-name="P23"/>
      <text:p text:style-name="P23"/>
      <text:p text:style-name="P16"/>
      <text:p text:style-name="P21">Cooking contest!</text:p>
      <text:p text:style-name="P21"/>
      <text:p text:style-name="P21">Janruary 1</text:p>
      <text:p text:style-name="P13"><text:span text:style-name="T10">Form to register a </text:span>contest:</text:p>
      <text:p text:style-name="P19"/>
      <text:p text:style-name="P19">start <text:s/><text:span text:style-name="T10">date</text:span></text:p>
      <text:p text:style-name="P19">end <text:s/><text:span text:style-name="T10">date</text:span></text:p>
      <text:p text:style-name="P19">type <text:s/>textbox</text:p>
      <text:p text:style-name="P19">winner <text:s/>textbox <text:span text:style-name="T10">(for name)</text:span></text:p>
      <text:p text:style-name="P19"><text:span text:style-name="T4">subLink <text:s/>textbox (the email where submissions will be sent to)</text:span></text:p>
      <text:p text:style-name="P19"><text:span text:style-name="T4">prize <text:s/>textbox</text:span></text:p>
      <text:p text:style-name="P19"><text:span text:style-name="T4">socLink <text:s/>textbox (hyperlinked objects)</text:span></text:p>
      <text:p text:style-name="P19"><text:span text:style-name="T4">flyerLink <text:s/>textbox (pdf link)</text:span></text:p>
      <text:p text:style-name="P19"><text:span text:style-name="T4">physicalPlace(geocoordinates TBD) <text:s/>array long lat or city state zip </text:span></text:p>
      <text:p text:style-name="P19"><text:span text:style-name="T4">startTime <text:s/>textbox time day year</text:span></text:p>
      <text:p text:style-name="P19"><text:span text:style-name="T4">endTime <text:s/>textbox time day year</text:span></text:p>
      <text:p text:style-name="P19"><text:span text:style-name="T4">prizeRes <text:s/>textbox Prize distribution graph array</text:span></text:p>
      <text:p text:style-name="P19"><text:span text:style-name="T4">eventDesc textbox </text:span></text:p>
      <text:p text:style-name="P19"><text:span text:style-name="T4">contact <text:s/>textbox array name address phone email </text:span></text:p>
      <text:p text:style-name="P19"><text:span text:style-name="T4">image <text:s/>Textbo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1:59:55.991932430</meta:creation-date>
    <meta:editing-duration>PT3H48M51S</meta:editing-duration>
    <meta:editing-cycles>2</meta:editing-cycles>
    <meta:generator>LibreOffice/5.1.6.2$Linux_X86_64 LibreOffice_project/10m0$Build-2</meta:generator>
    <dc:date>2018-11-06T20:14:28.816963810</dc:date>
    <meta:document-statistic meta:table-count="0" meta:image-count="0" meta:object-count="0" meta:page-count="8" meta:paragraph-count="64" meta:word-count="558" meta:character-count="3416" meta:non-whitespace-character-count="2879"/>
  </office:meta>
</office:document-meta>
</file>